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40000254A000020B79A4751BC.svm"/>
  <manifest:file-entry manifest:media-type="" manifest:full-path="Pictures/200000BD00003588000031BF159F002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212cm" style:rel-column-width="2955*"/>
    </style:style>
    <style:style style:name="Table1.B" style:family="table-column">
      <style:table-column-properties style:column-width="1.586cm" style:rel-column-width="899*"/>
    </style:style>
    <style:style style:name="Table1.C" style:family="table-column">
      <style:table-column-properties style:column-width="1.801cm" style:rel-column-width="1021*"/>
    </style:style>
    <style:style style:name="Table1.D" style:family="table-column">
      <style:table-column-properties style:column-width="3.836cm" style:rel-column-width="2175*"/>
    </style:style>
    <style:style style:name="Table1.E" style:family="table-column">
      <style:table-column-properties style:column-width="4.563cm" style:rel-column-width="258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9.472cm" style:rel-column-width="5370*"/>
    </style:style>
    <style:style style:name="Table2.B" style:family="table-column">
      <style:table-column-properties style:column-width="7.527cm" style:rel-column-width="42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cution time analysis:</text:p>
      <text:p text:style-name="Standard"/>
      <text:p text:style-name="Standard">Description:</text:p>
      <text:p text:style-name="Standard"/>
      <text:p text:style-name="Standard">The platform developed during this project may be used to develop a real-time application. In order to validate the platform a fictive application will be described, analysed and then used to validate the platform (time permitting).</text:p>
      <text:p text:style-name="Standard"/>
      <text:p text:style-name="Standard">The platform works with sporadic and periodic threads, as well as timers and mutexes (critical regions). It furthermore work with pre-emptive fixed priority scheduling and priority inheritance via the immediate ceiling priority protocol. These subjects have been discussed elsewhere in the report and will not be further elaborated here.</text:p>
      <text:p text:style-name="Standard"/>
      <text:p text:style-name="Standard">Experimental test application:</text:p>
      <text:p text:style-name="Standard"/>
      <text:p text:style-name="Standard">The experimental test application takes its basis in the set-up from Burns &amp; Wellings figure 1.1, page 4. The set-up is elaborated with a sporadic task in the form of an on/off-button. This is shown in figure nn.</text:p>
      <text:p text:style-name="Standard"/>
      <text:p text:style-name="Standard"><draw:frame draw:style-name="fr1" draw:name="graphics1" text:anchor-type="paragraph" svg:width="13.704cm" svg:height="12.735cm" draw:z-index="0"><draw:image xlink:href="Pictures/200000BD00003588000031BF159F0026.svm" xlink:type="simple" xlink:show="embed" xlink:actuate="onLoad"/></draw:frame></text:p>
      <text:p text:style-name="Standard">The first challenge is the shared data between the input flow reading and the output value angle, which are both periodic processes. The second challenge is the sporadic process monitoring the button, and its control of the other processes (stopping them). If we consider it an emergency-stop then the sporadic process must be able to pre-empt the other processes and stop them. </text:p>
      <text:p text:style-name="Standard"/>
      <text:p text:style-name="Standard">As it is possible for the input button process to simply “stop” the other processes there is technically <text:soft-page-break/>no conflict between this process and the others, yet in order to make the example work a second set of shared data involving multiple primitives is introduced, which is set by the input button process and must be read by the other processes.</text:p>
      <text:p text:style-name="Standard"/>
      <text:p text:style-name="Standard">This, all in all, calls for two mutexes to protect the data shared between the input flow process and output valve process and the input button process and the other processes respectively. </text:p>
      <text:p text:style-name="Standard"/>
      <text:p text:style-name="Standard">Priority-wise we define the valve to always function on the newest data, thereby making the input flow reading the most important. The periods is simply chosen as is the deadlines (highest priority = highest number).</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Process</text:p>
          </table:table-cell>
          <table:table-cell table:style-name="Table1.A1" office:value-type="string">
            <text:p text:style-name="Table_20_Contents">Priority</text:p>
          </table:table-cell>
          <table:table-cell table:style-name="Table1.A1" office:value-type="string">
            <text:p text:style-name="Table_20_Contents">Type</text:p>
          </table:table-cell>
          <table:table-cell table:style-name="Table1.A1" office:value-type="string">
            <text:p text:style-name="Table_20_Contents">Period/min. interval</text:p>
          </table:table-cell>
          <table:table-cell table:style-name="Table1.E1" office:value-type="string">
            <text:p text:style-name="Table_20_Contents">Deadline</text:p>
          </table:table-cell>
        </table:table-row>
        <table:table-row>
          <table:table-cell table:style-name="Table1.A2" office:value-type="string">
            <text:p text:style-name="Table_20_Contents">Input button reading process</text:p>
          </table:table-cell>
          <table:table-cell table:style-name="Table1.B2" office:value-type="float" office:value="3">
            <text:p text:style-name="Table_20_Contents">3</text:p>
          </table:table-cell>
          <table:table-cell table:style-name="Table1.A2" office:value-type="string">
            <text:p text:style-name="Table_20_Contents">Sporadic</text:p>
          </table:table-cell>
          <table:table-cell table:style-name="Table1.A2" office:value-type="string">
            <text:p text:style-name="Table_20_Contents">50ms</text:p>
          </table:table-cell>
          <table:table-cell table:style-name="Table1.E2" office:value-type="string">
            <text:p text:style-name="Table_20_Contents">20ms</text:p>
          </table:table-cell>
        </table:table-row>
        <table:table-row>
          <table:table-cell table:style-name="Table1.A2" office:value-type="string">
            <text:p text:style-name="Table_20_Contents">Input flow reading process</text:p>
          </table:table-cell>
          <table:table-cell table:style-name="Table1.B2" office:value-type="float" office:value="2">
            <text:p text:style-name="Table_20_Contents">2</text:p>
          </table:table-cell>
          <table:table-cell table:style-name="Table1.A2" office:value-type="string">
            <text:p text:style-name="Table_20_Contents">Periodic</text:p>
          </table:table-cell>
          <table:table-cell table:style-name="Table1.A2" office:value-type="string">
            <text:p text:style-name="Table_20_Contents">200ms</text:p>
          </table:table-cell>
          <table:table-cell table:style-name="Table1.E2" office:value-type="string">
            <text:p text:style-name="Table_20_Contents">100ms</text:p>
          </table:table-cell>
        </table:table-row>
        <table:table-row>
          <table:table-cell table:style-name="Table1.A2" office:value-type="string">
            <text:p text:style-name="Table_20_Contents">Output valve angle process</text:p>
          </table:table-cell>
          <table:table-cell table:style-name="Table1.B2" office:value-type="float" office:value="1">
            <text:p text:style-name="Table_20_Contents">1</text:p>
          </table:table-cell>
          <table:table-cell table:style-name="Table1.A2" office:value-type="string">
            <text:p text:style-name="Table_20_Contents">Periodic</text:p>
          </table:table-cell>
          <table:table-cell table:style-name="Table1.A2" office:value-type="string">
            <text:p text:style-name="Table_20_Contents">200ms</text:p>
          </table:table-cell>
          <table:table-cell table:style-name="Table1.E2" office:value-type="string">
            <text:p text:style-name="Table_20_Contents">100ms</text:p>
          </table:table-cell>
        </table:table-row>
      </table:table>
      <text:p text:style-name="Standard"/>
      <text:p text:style-name="Standard">Furthermore we need to know the release jitter. This is defined by the scheduler, which in this platform is defined by the operating system; TS-Linux. Based on the specifications this may be determined to be 10us. </text:p>
      <text:p text:style-name="Standard"/>
      <text:p text:style-name="Standard">We also need to determine the worst case execution time of the three processes. As there are potential blocking involved we have to factor this in, but for now we focus on the raw machine instruction execution time. By analysing the machine code for the three process we can set up the following colour-coded diagram for the execution.</text:p>
      <text:p text:style-name="Standard"/>
      <text:p text:style-name="Standard"><draw:frame draw:style-name="fr1" draw:name="graphics2" text:anchor-type="paragraph" svg:width="9.546cm" svg:height="8.375cm" draw:z-index="1"><draw:image xlink:href="Pictures/200000640000254A000020B79A4751BC.svm" xlink:type="simple" xlink:show="embed" xlink:actuate="onLoad"/></draw:frame></text:p>
      <text:p text:style-name="Standard">If we define the exact execution time without blocking to</text:p>
      <text:p text:style-name="Standard"/>
      <table:table table:name="Table2" table:style-name="Table2">
        <table:table-column table:style-name="Table2.A"/>
        <table:table-column table:style-name="Table2.B"/>
        <table:table-row>
          <table:table-cell table:style-name="Table2.A1" office:value-type="string">
            <text:p text:style-name="Table_20_Contents">Process</text:p>
          </table:table-cell>
          <table:table-cell table:style-name="Table2.B1" office:value-type="string">
            <text:p text:style-name="Table_20_Contents">Execution time</text:p>
          </table:table-cell>
        </table:table-row>
        <table:table-row>
          <table:table-cell table:style-name="Table2.A2" office:value-type="string">
            <text:p text:style-name="Table_20_Contents">Input button reading process</text:p>
          </table:table-cell>
          <table:table-cell table:style-name="Table2.B2" office:value-type="string">
            <text:p text:style-name="Table_20_Contents">10ms</text:p>
          </table:table-cell>
        </table:table-row>
        <table:table-row>
          <table:table-cell table:style-name="Table2.A2" office:value-type="string">
            <text:p text:style-name="Table_20_Contents">Input flow reading process</text:p>
          </table:table-cell>
          <table:table-cell table:style-name="Table2.B2" office:value-type="string">
            <text:p text:style-name="Table_20_Contents">35ms</text:p>
          </table:table-cell>
        </table:table-row>
        <table:table-row>
          <table:table-cell table:style-name="Table2.A2" office:value-type="string">
            <text:p text:style-name="Table_20_Contents">Output valve angle process</text:p>
          </table:table-cell>
          <table:table-cell table:style-name="Table2.B2" office:value-type="string">
            <text:p text:style-name="Table_20_Contents">70ms</text:p>
          </table:table-cell>
        </table:table-row>
      </table:table>
      <text:p text:style-name="Standard"><text:soft-page-break/></text:p>
      <text:p text:style-name="Standard">Based on this we can perform the execution time analysis and determine if the system will always meet its deadlin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ers Hvidgaard Poder</meta:initial-creator>
    <meta:creation-date>2009-05-31T18:35:42.40</meta:creation-date>
    <dc:date>2009-05-31T22:41:20.84</dc:date>
    <dc:creator>Anders Hvidgaard Poder</dc:creator>
    <meta:editing-duration>PT04H05M38S</meta:editing-duration>
    <meta:editing-cycles>17</meta:editing-cycles>
    <meta:generator>OpenOffice.org/3.0$Win32 OpenOffice.org_project/300m15$Build-9379</meta:generator>
    <meta:document-statistic meta:table-count="2" meta:image-count="2" meta:object-count="0" meta:page-count="3" meta:paragraph-count="42" meta:word-count="493" meta:character-count="2995"/>
    <meta:user-defined meta:name="Info 1"/>
    <meta:user-defined meta:name="Info 2"/>
    <meta:user-defined meta:name="Info 3"/>
    <meta:user-defined meta:name="Info 4"/>
  </office:meta>
</office:document-meta>
</file>